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212529" style:font-name="apple-system" fo:font-size="9pt" fo:letter-spacing="normal" fo:font-style="normal" fo:font-weight="bold"/>
    </style:style>
    <style:style style:name="T2" style:family="text">
      <style:text-properties fo:font-variant="normal" fo:text-transform="none" style:font-name="apple-system" fo:font-size="9pt" fo:letter-spacing="normal" fo:font-style="normal" fo:font-weight="bold"/>
    </style:style>
    <style:style style:name="T3" style:family="text">
      <style:text-properties fo:color="#212529" style:font-name="apple-system" fo:font-size="9pt" fo:letter-spacing="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t is my pleasure to welcome you to Charles Dale Memorial International School.Charles Dale Memorial International School (CDMIS) is a vibrant and challenging co-educational school, which truly opens the minds and hearts of its studentsteachers, parents and all other members of its community. The Key to the successof CDMIS is its ability to provide an exciting and engaging environment for students to learn and develop. CDMIS recognizes that schooling is a collaborative process involving students, teachers, administrators, parents and the community. Participation by the community is encouraged; for it takes a whole community to educate a child. When the community members are committed to a team approach, excellence in education is achieved.</text:span><text:line-break/><text:line-break/><text:span text:style-name="T1">In February 2016, the British Council accredited CDMIS for outstanding development of the curriculum. Our creative curriculum is focused on high standards and quality as well as enjoyment and fun. This can only be achieved with a crop of highly experienced and committed team of teachers who are motivated and inspired in their teaching. An important aim of the school is to help the children to develop into happy, secure and confident young people well equipped to move on to the next stage of their education and to achieve their maximum potential as functional members of society.There is a strong family ethos in the school, and family values are important. The children are expected to promote these in their behaviour and respect for each other. Parents are very welcome in school and there is an active Parent Teacher Association to support the students of CDMIS in a variety of valuable ways.</text:span><text:line-break/><text:line-break/><text:span text:style-name="T1">Yours Sincerely,</text:span><text:line-break/><text:line-break/><text:span text:style-name="T2">CHIEF (MRS.) VICTORIA O R DIETE-SPIFF</text:span><text:line-break/><text:span text:style-name="Emphasis"><text:span text:style-name="T3">CE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6T22:06:26.010689603</meta:creation-date>
    <dc:date>2021-10-26T22:07:59.230989135</dc:date>
    <meta:editing-duration>PT1M33S</meta:editing-duration>
    <meta:editing-cycles>1</meta:editing-cycles>
    <meta:document-statistic meta:table-count="0" meta:image-count="0" meta:object-count="0" meta:page-count="1" meta:paragraph-count="1" meta:word-count="272" meta:character-count="1713" meta:non-whitespace-character-count="1439"/>
    <meta:generator>LibreOffice/6.0.7.3$Linux_X86_64 LibreOffice_project/00m0$Build-3</meta:generator>
  </office:meta>
</office:document-meta>
</file>